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 fo:border="2.01pt solid #ffffff" fo:padding="0.019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dbdbd" style:text-align-source="fix" style:repeat-content="false" fo:border="2.01pt solid #ffffff" fo:padding="0.01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57575" style:text-align-source="fix" style:repeat-content="false" fo:border="2.01pt solid #ffffff" fo:padding="0.01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dbdbd" style:text-align-source="fix" style:repeat-content="false" fo:border="2.01pt solid #ffffff" fo:padding="0.019cm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212121" style:text-align-source="fix" style:repeat-content="false" fo:border="2.01pt solid #ffffff" fo:padding="0.019cm" style:vertical-align="middle"/>
      <style:paragraph-properties fo:text-align="start" fo:margin-left="0.353cm"/>
      <style:text-properties fo:color="#ffffff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dbdbd" style:text-align-source="fix" style:repeat-content="false" fo:border="2.01pt solid #ffffff" fo:padding="0.019cm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57575" style:text-align-source="fix" style:repeat-content="false" fo:border="2.01pt solid #ffffff" fo:padding="0.019cm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dbdbd" style:text-align-source="fix" style:repeat-content="false" fo:border="2.01pt solid #ffffff" fo:padding="0.019cm" style:vertical-align="middl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Artifact Name</text:p>
          </table:table-cell>
          <table:table-cell table:style-name="ce6" office:value-type="string" calcext:value-type="string">
            <text:p>Artifact Purpo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roject Data</text:p>
          </table:table-cell>
          <table:table-cell table:style-name="ce7" office:value-type="string" calcext:value-type="string">
            <text:p>Provides basic project data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Project Team</text:p>
          </table:table-cell>
          <table:table-cell table:style-name="ce8" office:value-type="string" calcext:value-type="string">
            <text:p>Shows project team and static role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Team contract</text:p>
          </table:table-cell>
          <table:table-cell table:style-name="ce7" office:value-type="string" calcext:value-type="string">
            <text:p>Shows team contract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le Assignments</text:p>
          </table:table-cell>
          <table:table-cell table:style-name="ce8" office:value-type="string" calcext:value-type="string">
            <text:p>Tracks role assignment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roduct Goal</text:p>
          </table:table-cell>
          <table:table-cell table:style-name="ce7" office:value-type="string" calcext:value-type="string">
            <text:p>Provides product vision and project mission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roduct Glossary</text:p>
          </table:table-cell>
          <table:table-cell table:style-name="ce8" office:value-type="string" calcext:value-type="string">
            <text:p>Provides domain terminology of project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Mid-project Release Tracking</text:p>
          </table:table-cell>
          <table:table-cell table:style-name="ce7" office:value-type="string" calcext:value-type="string">
            <text:p>Tracks mid-term release sprint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Final Project Release Planning</text:p>
          </table:table-cell>
          <table:table-cell table:style-name="ce8" office:value-type="string" calcext:value-type="string">
            <text:p>Plans and tracks final project release sprints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mpediments Backlog</text:p>
          </table:table-cell>
          <table:table-cell table:style-name="ce7" office:value-type="string" calcext:value-type="string">
            <text:p>Tracks process problems and solution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efinition of Done</text:p>
          </table:table-cell>
          <table:table-cell table:style-name="ce8" office:value-type="string" calcext:value-type="string">
            <text:p>Provides decision criteria for “done”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Documentation</text:p>
          </table:table-cell>
          <table:table-cell table:style-name="ce7" office:value-type="string" calcext:value-type="string">
            <text:p>Provides additional documentation of product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ill of Materials</text:p>
          </table:table-cell>
          <table:table-cell table:style-name="ce8" office:value-type="string" calcext:value-type="string">
            <text:p>Lists all third-party components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Planning Poker</text:p>
          </table:table-cell>
          <table:table-cell table:style-name="ce9" office:value-type="string" calcext:value-type="string">
            <text:p>Provides simple tool for planning poker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cm"/>
      <style:text-properties style:font-name="Arial" fo:font-family="Arial" style:font-family-generic="swiss" fo:font-size="12pt" fo:language="en" fo:country="U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14:35:54.061851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irk Riehle</meta:initial-creator>
    <meta:creation-date>2021-03-06T13:35:44.767068260</meta:creation-date>
    <dc:date>2021-03-06T14:38:44.857096293</dc:date>
    <dc:creator>Dirk Riehle</dc:creator>
    <meta:editing-duration>PT50M55S</meta:editing-duration>
    <meta:editing-cycles>7</meta:editing-cycles>
    <meta:generator>LibreOffice/7.0.4.2$Linux_X86_64 LibreOffice_project/1c5f81ee28659974774060c3fe084e73b3bd074b</meta:generator>
    <meta:document-statistic meta:table-count="1" meta:cell-count="42" meta:object-count="0"/>
  </office:meta>
</office:document-meta>
</file>